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ResolverFactory.getResolver( String expression , Service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ariableResolverFactory.needsResolve( String expre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ariableResolverFactory.setDisposableCollector( List col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solverFactory.unescape( String expre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